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yla Shaver</text:p>
      <text:p text:style-name="Standard">Test Cases</text:p>
      <text:p text:style-name="Standard">Project 2</text:p>
      <text:p text:style-name="Standard"/>
      <text:p text:style-name="Standard"/>
      <text:p text:style-name="Standard"/>
      <text:p text:style-name="Standard">crshaver@hrn53010:~/CS110$ python stringPack.py -v </text:p>
      <text:p text:style-name="Standard">Trying: </text:p>
      <text:p text:style-name="Standard"><text:s text:c="4"/>insert('', 'world!', 0) </text:p>
      <text:p text:style-name="Standard">Expecting: </text:p>
      <text:p text:style-name="Standard"><text:s text:c="4"/>'world!' </text:p>
      <text:p text:style-name="Standard">ok </text:p>
      <text:p text:style-name="Standard">Trying: </text:p>
      <text:p text:style-name="Standard"><text:s text:c="4"/>insert('world!', 'hello ', 0) </text:p>
      <text:p text:style-name="Standard">Expecting: </text:p>
      <text:p text:style-name="Standard"><text:s text:c="4"/>'hello world!' </text:p>
      <text:p text:style-name="Standard">ok </text:p>
      <text:p text:style-name="Standard">Trying: </text:p>
      <text:p text:style-name="Standard"><text:s text:c="4"/>insert('jack and', ' jill', 9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insert('jill', 'jack', 1) </text:p>
      <text:p text:style-name="Standard">Expecting: </text:p>
      <text:p text:style-name="Standard"><text:s text:c="4"/>'jjackill' </text:p>
      <text:p text:style-name="Standard">ok </text:p>
      <text:p text:style-name="Standard">Trying: </text:p>
      <text:p text:style-name="Standard"><text:s text:c="4"/>insert('jack', 'jill', 2) </text:p>
      <text:p text:style-name="Standard">Expecting: </text:p>
      <text:p text:style-name="Standard"><text:s text:c="4"/>'jajillck' </text:p>
      <text:p text:style-name="Standard">ok </text:p>
      <text:p text:style-name="Standard">Trying: </text:p>
      <text:p text:style-name="Standard"><text:s text:c="4"/>insert('jack', 'jill', -1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int2str(-1000092) </text:p>
      <text:p text:style-name="Standard">Expecting: </text:p>
      <text:p text:style-name="Standard"><text:s text:c="4"/>'-1000092' </text:p>
      <text:p text:style-name="Standard">ok </text:p>
      <text:p text:style-name="Standard">Trying: </text:p>
      <text:p text:style-name="Standard"><text:s text:c="4"/>int2str(-100) </text:p>
      <text:p text:style-name="Standard">Expecting: </text:p>
      <text:p text:style-name="Standard"><text:s text:c="4"/>'-100' </text:p>
      <text:p text:style-name="Standard">ok </text:p>
      <text:p text:style-name="Standard">Trying: </text:p>
      <text:p text:style-name="Standard"><text:s text:c="4"/>int2str(10) </text:p>
      <text:p text:style-name="Standard">Expecting: </text:p>
      <text:p text:style-name="Standard"><text:s text:c="4"/>'10' </text:p>
      <text:p text:style-name="Standard">ok </text:p>
      <text:p text:style-name="Standard"><text:soft-page-break/>Trying: </text:p>
      <text:p text:style-name="Standard"><text:s text:c="4"/>int2str(47) </text:p>
      <text:p text:style-name="Standard">Expecting: </text:p>
      <text:p text:style-name="Standard"><text:s text:c="4"/>'47' </text:p>
      <text:p text:style-name="Standard">ok </text:p>
      <text:p text:style-name="Standard">Trying: </text:p>
      <text:p text:style-name="Standard"><text:s text:c="4"/>int2str(7564) </text:p>
      <text:p text:style-name="Standard">Expecting: </text:p>
      <text:p text:style-name="Standard"><text:s text:c="4"/>'7564' </text:p>
      <text:p text:style-name="Standard">ok </text:p>
      <text:p text:style-name="Standard">Trying: </text:p>
      <text:p text:style-name="Standard"><text:s text:c="4"/>int2str(0) </text:p>
      <text:p text:style-name="Standard">Expecting: </text:p>
      <text:p text:style-name="Standard"><text:s text:c="4"/>'0' </text:p>
      <text:p text:style-name="Standard">ok </text:p>
      <text:p text:style-name="Standard">Trying: </text:p>
      <text:p text:style-name="Standard"><text:s text:c="4"/>int2str(-1) </text:p>
      <text:p text:style-name="Standard">Expecting: </text:p>
      <text:p text:style-name="Standard"><text:s text:c="4"/>'-1' </text:p>
      <text:p text:style-name="Standard">ok </text:p>
      <text:p text:style-name="Standard">Trying: </text:p>
      <text:p text:style-name="Standard"><text:s text:c="4"/>lastOccur('hello', 'h') </text:p>
      <text:p text:style-name="Standard">Expecting: </text:p>
      <text:p text:style-name="Standard"><text:s text:c="4"/>0 </text:p>
      <text:p text:style-name="Standard">ok </text:p>
      <text:p text:style-name="Standard">Trying: </text:p>
      <text:p text:style-name="Standard"><text:s text:c="4"/>lastOccur('mississippi', 'i') </text:p>
      <text:p text:style-name="Standard">Expecting: </text:p>
      <text:p text:style-name="Standard"><text:s text:c="4"/>10 </text:p>
      <text:p text:style-name="Standard">ok </text:p>
      <text:p text:style-name="Standard">Trying: </text:p>
      <text:p text:style-name="Standard"><text:s text:c="4"/>lastOccur('banana', 'n') </text:p>
      <text:p text:style-name="Standard">Expecting: </text:p>
      <text:p text:style-name="Standard"><text:s text:c="4"/>4 </text:p>
      <text:p text:style-name="Standard">ok </text:p>
      <text:p text:style-name="Standard">Trying: </text:p>
      <text:p text:style-name="Standard"><text:s text:c="4"/>lastOccur('erudite', 'z') </text:p>
      <text:p text:style-name="Standard">Expecting: </text:p>
      <text:p text:style-name="Standard"><text:s text:c="4"/>-1 </text:p>
      <text:p text:style-name="Standard">ok </text:p>
      <text:p text:style-name="Standard">Trying: </text:p>
      <text:p text:style-name="Standard"><text:s text:c="4"/>lastOccur('puppy', 'u') </text:p>
      <text:p text:style-name="Standard">Expecting: </text:p>
      <text:p text:style-name="Standard"><text:s text:c="4"/>1 </text:p>
      <text:p text:style-name="Standard">ok </text:p>
      <text:p text:style-name="Standard">Trying: </text:p>
      <text:p text:style-name="Standard"><text:s text:c="4"/>lastOccurMostFreqChar('') </text:p>
      <text:p text:style-name="Standard">Expecting: </text:p>
      <text:p text:style-name="Standard"><text:s text:c="4"/>-1 </text:p>
      <text:p text:style-name="Standard">ok </text:p>
      <text:p text:style-name="Standard">Trying: </text:p>
      <text:p text:style-name="Standard"><text:s text:c="4"/>lastOccurMostFreqChar('hello') </text:p>
      <text:p text:style-name="Standard"><text:soft-page-break/>Expecting: </text:p>
      <text:p text:style-name="Standard"><text:s text:c="4"/>3 </text:p>
      <text:p text:style-name="Standard">ok </text:p>
      <text:p text:style-name="Standard">Trying: </text:p>
      <text:p text:style-name="Standard"><text:s text:c="4"/>lastOccurMostFreqChar('banana') </text:p>
      <text:p text:style-name="Standard">Expecting: </text:p>
      <text:p text:style-name="Standard"><text:s text:c="4"/>5 </text:p>
      <text:p text:style-name="Standard">ok </text:p>
      <text:p text:style-name="Standard">Trying: </text:p>
      <text:p text:style-name="Standard"><text:s text:c="4"/>lastOccurMostFreqChar('erudite') </text:p>
      <text:p text:style-name="Standard">Expecting: </text:p>
      <text:p text:style-name="Standard"><text:s text:c="4"/>6 </text:p>
      <text:p text:style-name="Standard">ok </text:p>
      <text:p text:style-name="Standard">Trying: </text:p>
      <text:p text:style-name="Standard"><text:s text:c="4"/>lastOccurMostFreqChar('puppy') </text:p>
      <text:p text:style-name="Standard">Expecting: </text:p>
      <text:p text:style-name="Standard"><text:s text:c="4"/>3 </text:p>
      <text:p text:style-name="Standard">ok </text:p>
      <text:p text:style-name="Standard">Trying: </text:p>
      <text:p text:style-name="Standard"><text:s text:c="4"/>list2string (['h', 'e', 'l', 'l', 'o']) </text:p>
      <text:p text:style-name="Standard">Expecting: </text:p>
      <text:p text:style-name="Standard"><text:s text:c="4"/>'hello' </text:p>
      <text:p text:style-name="Standard">ok </text:p>
      <text:p text:style-name="Standard">Trying: </text:p>
      <text:p text:style-name="Standard"><text:s text:c="4"/>list2string (['b', 'y', 'e']) </text:p>
      <text:p text:style-name="Standard">Expecting: </text:p>
      <text:p text:style-name="Standard"><text:s text:c="4"/>'bye' </text:p>
      <text:p text:style-name="Standard">ok </text:p>
      <text:p text:style-name="Standard">Trying: </text:p>
      <text:p text:style-name="Standard"><text:s text:c="4"/>list2string (['p', 'u', 'p', 'p', 'y']) </text:p>
      <text:p text:style-name="Standard">Expecting: </text:p>
      <text:p text:style-name="Standard"><text:s text:c="4"/>'puppy' </text:p>
      <text:p text:style-name="Standard">ok </text:p>
      <text:p text:style-name="Standard">Trying: </text:p>
      <text:p text:style-name="Standard"><text:s text:c="4"/>list2string (['c', 'a', 't']) </text:p>
      <text:p text:style-name="Standard">Expecting: </text:p>
      <text:p text:style-name="Standard"><text:s text:c="4"/>'cat' </text:p>
      <text:p text:style-name="Standard">ok </text:p>
      <text:p text:style-name="Standard">Trying: </text:p>
      <text:p text:style-name="Standard"><text:s text:c="4"/>list2string (['', '']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numOccur('mississippi', 'i') </text:p>
      <text:p text:style-name="Standard">Expecting: </text:p>
      <text:p text:style-name="Standard"><text:s text:c="4"/>4 </text:p>
      <text:p text:style-name="Standard">ok </text:p>
      <text:p text:style-name="Standard">Trying: </text:p>
      <text:p text:style-name="Standard"><text:s text:c="4"/>numOccur('puppy', 'p') </text:p>
      <text:p text:style-name="Standard">Expecting: </text:p>
      <text:p text:style-name="Standard"><text:s text:c="4"/>3 </text:p>
      <text:p text:style-name="Standard"><text:soft-page-break/>ok </text:p>
      <text:p text:style-name="Standard">Trying: </text:p>
      <text:p text:style-name="Standard"><text:s text:c="4"/>numOccur('shoes', 's') </text:p>
      <text:p text:style-name="Standard">Expecting: </text:p>
      <text:p text:style-name="Standard"><text:s text:c="4"/>2 </text:p>
      <text:p text:style-name="Standard">ok </text:p>
      <text:p text:style-name="Standard">Trying: </text:p>
      <text:p text:style-name="Standard"><text:s text:c="4"/>numOccur('banana', 'b') </text:p>
      <text:p text:style-name="Standard">Expecting: </text:p>
      <text:p text:style-name="Standard"><text:s text:c="4"/>1 </text:p>
      <text:p text:style-name="Standard">ok </text:p>
      <text:p text:style-name="Standard">Trying: </text:p>
      <text:p text:style-name="Standard"><text:s text:c="4"/>numOccur('silly', 'z') </text:p>
      <text:p text:style-name="Standard">Expecting: </text:p>
      <text:p text:style-name="Standard"><text:s text:c="4"/>0 </text:p>
      <text:p text:style-name="Standard">ok </text:p>
      <text:p text:style-name="Standard">Trying: </text:p>
      <text:p text:style-name="Standard"><text:s text:c="4"/>repeatStr('hello', 0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repeatStr('cat', 2) </text:p>
      <text:p text:style-name="Standard">Expecting: </text:p>
      <text:p text:style-name="Standard"><text:s text:c="4"/>'catcat' </text:p>
      <text:p text:style-name="Standard">ok </text:p>
      <text:p text:style-name="Standard">Trying: </text:p>
      <text:p text:style-name="Standard"><text:s text:c="4"/>repeatStr('bye', 5) </text:p>
      <text:p text:style-name="Standard">Expecting: </text:p>
      <text:p text:style-name="Standard"><text:s text:c="4"/>'byebyebyebyebye' </text:p>
      <text:p text:style-name="Standard">ok </text:p>
      <text:p text:style-name="Standard">Trying: </text:p>
      <text:p text:style-name="Standard"><text:s text:c="4"/>repeatStr(' ', 1) </text:p>
      <text:p text:style-name="Standard">Expecting: </text:p>
      <text:p text:style-name="Standard"><text:s text:c="4"/>' ' </text:p>
      <text:p text:style-name="Standard">ok </text:p>
      <text:p text:style-name="Standard">Trying: </text:p>
      <text:p text:style-name="Standard"><text:s text:c="4"/>repeatStr('bobby', 1) </text:p>
      <text:p text:style-name="Standard">Expecting: </text:p>
      <text:p text:style-name="Standard"><text:s text:c="4"/>'bobby' </text:p>
      <text:p text:style-name="Standard">ok </text:p>
      <text:p text:style-name="Standard">Trying: </text:p>
      <text:p text:style-name="Standard"><text:s text:c="4"/>repeatStr('hi', 0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replace('hello,', 5, 'o') </text:p>
      <text:p text:style-name="Standard">Expecting: </text:p>
      <text:p text:style-name="Standard"><text:s text:c="4"/>'helloo' </text:p>
      <text:p text:style-name="Standard">ok </text:p>
      <text:p text:style-name="Standard">Trying: </text:p>
      <text:p text:style-name="Standard"><text:soft-page-break/><text:s text:c="4"/>replace('hello', 3, 'o') </text:p>
      <text:p text:style-name="Standard">Expecting: </text:p>
      <text:p text:style-name="Standard"><text:s text:c="4"/>'heloo' </text:p>
      <text:p text:style-name="Standard">ok </text:p>
      <text:p text:style-name="Standard">Trying: </text:p>
      <text:p text:style-name="Standard"><text:s text:c="4"/>replace('goodbye', 5, 'd') </text:p>
      <text:p text:style-name="Standard">Expecting: </text:p>
      <text:p text:style-name="Standard"><text:s text:c="4"/>'goodbde' </text:p>
      <text:p text:style-name="Standard">ok </text:p>
      <text:p text:style-name="Standard">Trying: </text:p>
      <text:p text:style-name="Standard"><text:s text:c="4"/>replace('cat', 0, 'm') </text:p>
      <text:p text:style-name="Standard">Expecting: </text:p>
      <text:p text:style-name="Standard"><text:s text:c="4"/>'mat' </text:p>
      <text:p text:style-name="Standard">ok </text:p>
      <text:p text:style-name="Standard">Trying: </text:p>
      <text:p text:style-name="Standard"><text:s text:c="4"/>replace('made', 1, ' ') </text:p>
      <text:p text:style-name="Standard">Expecting: </text:p>
      <text:p text:style-name="Standard"><text:s text:c="4"/>'m de' </text:p>
      <text:p text:style-name="Standard">ok </text:p>
      <text:p text:style-name="Standard">Trying: </text:p>
      <text:p text:style-name="Standard"><text:s text:c="4"/>replace('made', -1, 'a'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replace('made', 5, 'a'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sortStr('helloeoruuivdworlkd sidoaepkmkjfla') </text:p>
      <text:p text:style-name="Standard">Expecting: </text:p>
      <text:p text:style-name="Standard"><text:s text:c="4"/>' aadddeeefhiijkkkllllmooooprrsuuvw' </text:p>
      <text:p text:style-name="Standard">ok </text:p>
      <text:p text:style-name="Standard">Trying: </text:p>
      <text:p text:style-name="Standard"><text:s text:c="4"/>sortStr('helloworld') </text:p>
      <text:p text:style-name="Standard">Expecting: </text:p>
      <text:p text:style-name="Standard"><text:s text:c="4"/>'dehllloorw' </text:p>
      <text:p text:style-name="Standard">ok </text:p>
      <text:p text:style-name="Standard">Trying: </text:p>
      <text:p text:style-name="Standard"><text:s text:c="4"/>sortStr('goodbye') </text:p>
      <text:p text:style-name="Standard">Expecting: </text:p>
      <text:p text:style-name="Standard"><text:s text:c="4"/>'bdegooy' </text:p>
      <text:p text:style-name="Standard">ok </text:p>
      <text:p text:style-name="Standard">Trying: </text:p>
      <text:p text:style-name="Standard"><text:s text:c="4"/>sortStr('racecar') </text:p>
      <text:p text:style-name="Standard">Expecting: </text:p>
      <text:p text:style-name="Standard"><text:s text:c="4"/>'aaccerr' </text:p>
      <text:p text:style-name="Standard">ok </text:p>
      <text:p text:style-name="Standard">Trying: </text:p>
      <text:p text:style-name="Standard"><text:s text:c="4"/>sortStr('') </text:p>
      <text:p text:style-name="Standard">Expecting: </text:p>
      <text:p text:style-name="Standard"><text:soft-page-break/><text:s text:c="4"/>'' </text:p>
      <text:p text:style-name="Standard">ok </text:p>
      <text:p text:style-name="Standard">Trying: </text:p>
      <text:p text:style-name="Standard"><text:s text:c="4"/>sortStr('cat') </text:p>
      <text:p text:style-name="Standard">Expecting: </text:p>
      <text:p text:style-name="Standard"><text:s text:c="4"/>'act' </text:p>
      <text:p text:style-name="Standard">ok </text:p>
      <text:p text:style-name="Standard">Trying: </text:p>
      <text:p text:style-name="Standard"><text:s text:c="4"/>sortStr('alsdhgfohiwoejrhwkejfhiswhfiwuef') </text:p>
      <text:p text:style-name="Standard">Expecting: </text:p>
      <text:p text:style-name="Standard"><text:s text:c="4"/>'adeeeffffghhhhhiiijjkloorssuwwww' </text:p>
      <text:p text:style-name="Standard">ok </text:p>
      <text:p text:style-name="Standard">Trying: </text:p>
      <text:p text:style-name="Standard"><text:s text:c="4"/>sortStr('hellogoodbyeeveryone') </text:p>
      <text:p text:style-name="Standard">Expecting: </text:p>
      <text:p text:style-name="Standard"><text:s text:c="4"/>'bdeeeeeghllnoooorvyy' </text:p>
      <text:p text:style-name="Standard">ok </text:p>
      <text:p text:style-name="Standard">Trying: </text:p>
      <text:p text:style-name="Standard"><text:s text:c="4"/>sortStr('zzzxxyyyypppjsjsmnmnmnmn') </text:p>
      <text:p text:style-name="Standard">Expecting: </text:p>
      <text:p text:style-name="Standard"><text:s text:c="4"/>'jjmmmmnnnnpppssxxyyyyzzz' </text:p>
      <text:p text:style-name="Standard">ok </text:p>
      <text:p text:style-name="Standard">Trying: </text:p>
      <text:p text:style-name="Standard"><text:s text:c="4"/>sortStr('9876543210') </text:p>
      <text:p text:style-name="Standard">Expecting: </text:p>
      <text:p text:style-name="Standard"><text:s text:c="4"/>'0123456789' </text:p>
      <text:p text:style-name="Standard">ok </text:p>
      <text:p text:style-name="Standard">Trying: </text:p>
      <text:p text:style-name="Standard"><text:s text:c="4"/>sortStr('*&amp;;&lt;/:^%"&gt;[]-$= #,@!') </text:p>
      <text:p text:style-name="Standard">Expecting: </text:p>
      <text:p text:style-name="Standard"><text:s text:c="4"/>' !"#$%&amp;*,-/:;&lt;=&gt;@[]^' </text:p>
      <text:p text:style-name="Standard">ok </text:p>
      <text:p text:style-name="Standard">Trying: </text:p>
      <text:p text:style-name="Standard"><text:s text:c="4"/>sortStr('!@#$%^&amp;*0987654321') </text:p>
      <text:p text:style-name="Standard">Expecting: </text:p>
      <text:p text:style-name="Standard"><text:s text:c="4"/>'!#$%&amp;*0123456789@^' </text:p>
      <text:p text:style-name="Standard">ok </text:p>
      <text:p text:style-name="Standard">Trying: </text:p>
      <text:p text:style-name="Standard"><text:s text:c="4"/>sortStr('ZXCVBNMASDFqwertyuiopasdfghjklzxcvbnmGHJKLQWERTYUIOP') </text:p>
      <text:p text:style-name="Standard">Expecting: </text:p>
      <text:p text:style-name="Standard"><text:s text:c="4"/>'ABCDEFGHIJKLMNOPQRSTUVWXYZabcdefghijklmnopqrstuvwxyz' </text:p>
      <text:p text:style-name="Standard">ok </text:p>
      <text:p text:style-name="Standard">Trying: </text:p>
      <text:p text:style-name="Standard"><text:s text:c="4"/>sortStr2('helloeoruuivdworlkd sidoaepkmkjfla') </text:p>
      <text:p text:style-name="Standard">Expecting: </text:p>
      <text:p text:style-name="Standard"><text:s text:c="4"/>' aadddeeefhiijkkkllllmooooprrsuuvw' </text:p>
      <text:p text:style-name="Standard">ok </text:p>
      <text:p text:style-name="Standard">Trying: </text:p>
      <text:p text:style-name="Standard"><text:s text:c="4"/>sortStr2('helloworld') </text:p>
      <text:p text:style-name="Standard">Expecting: </text:p>
      <text:p text:style-name="Standard"><text:s text:c="4"/>'dehllloorw' </text:p>
      <text:p text:style-name="Standard">ok </text:p>
      <text:p text:style-name="Standard"><text:soft-page-break/>Trying: </text:p>
      <text:p text:style-name="Standard"><text:s text:c="4"/>sortStr2('goodbye') </text:p>
      <text:p text:style-name="Standard">Expecting: </text:p>
      <text:p text:style-name="Standard"><text:s text:c="4"/>'bdegooy' </text:p>
      <text:p text:style-name="Standard">ok </text:p>
      <text:p text:style-name="Standard">Trying: </text:p>
      <text:p text:style-name="Standard"><text:s text:c="4"/>sortStr2('racecar') </text:p>
      <text:p text:style-name="Standard">Expecting: </text:p>
      <text:p text:style-name="Standard"><text:s text:c="4"/>'aaccerr' </text:p>
      <text:p text:style-name="Standard">ok </text:p>
      <text:p text:style-name="Standard">Trying: </text:p>
      <text:p text:style-name="Standard"><text:s text:c="4"/>sortStr2(''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sortStr2('cat') </text:p>
      <text:p text:style-name="Standard">Expecting: </text:p>
      <text:p text:style-name="Standard"><text:s text:c="4"/>'act' </text:p>
      <text:p text:style-name="Standard">ok </text:p>
      <text:p text:style-name="Standard">Trying: </text:p>
      <text:p text:style-name="Standard"><text:s text:c="4"/>sortStr2('alsdhgfohiwoejrhwkejfhiswhfiwuef') </text:p>
      <text:p text:style-name="Standard">Expecting: </text:p>
      <text:p text:style-name="Standard"><text:s text:c="4"/>'adeeeffffghhhhhiiijjkloorssuwwww' </text:p>
      <text:p text:style-name="Standard">ok </text:p>
      <text:p text:style-name="Standard">Trying: </text:p>
      <text:p text:style-name="Standard"><text:s text:c="4"/>sortStr2('hellogoodbyeeveryone') </text:p>
      <text:p text:style-name="Standard">Expecting: </text:p>
      <text:p text:style-name="Standard"><text:s text:c="4"/>'bdeeeeeghllnoooorvyy' </text:p>
      <text:p text:style-name="Standard">ok </text:p>
      <text:p text:style-name="Standard">Trying: </text:p>
      <text:p text:style-name="Standard"><text:s text:c="4"/>sortStr2('zzzxxyyyypppjsjsmnmnmnmn') </text:p>
      <text:p text:style-name="Standard">Expecting: </text:p>
      <text:p text:style-name="Standard"><text:s text:c="4"/>'jjmmmmnnnnpppssxxyyyyzzz' </text:p>
      <text:p text:style-name="Standard">ok </text:p>
      <text:p text:style-name="Standard">Trying: </text:p>
      <text:p text:style-name="Standard"><text:s text:c="4"/>sortStr2('9876543210') </text:p>
      <text:p text:style-name="Standard">Expecting: </text:p>
      <text:p text:style-name="Standard"><text:s text:c="4"/>'0123456789' </text:p>
      <text:p text:style-name="Standard">ok </text:p>
      <text:p text:style-name="Standard">Trying: </text:p>
      <text:p text:style-name="Standard"><text:s text:c="4"/>sortStr2('*&amp;;&lt;/:^%"&gt;[]-$= #,@!') </text:p>
      <text:p text:style-name="Standard">Expecting: </text:p>
      <text:p text:style-name="Standard"><text:s text:c="4"/>' !"#$%&amp;*,-/:;&lt;=&gt;@[]^' </text:p>
      <text:p text:style-name="Standard">ok </text:p>
      <text:p text:style-name="Standard">Trying: </text:p>
      <text:p text:style-name="Standard"><text:s text:c="4"/>sortStr2('!@#$%^&amp;*0987654321') </text:p>
      <text:p text:style-name="Standard">Expecting: </text:p>
      <text:p text:style-name="Standard"><text:s text:c="4"/>'!#$%&amp;*0123456789@^' </text:p>
      <text:p text:style-name="Standard">ok </text:p>
      <text:p text:style-name="Standard">Trying: </text:p>
      <text:p text:style-name="Standard"><text:s text:c="4"/>sortStr2('ZXCVBNMASDFqwertyuiopasdfghjklzxcvbnmGHJKLQWERTYUIOP') </text:p>
      <text:p text:style-name="Standard"><text:soft-page-break/>Expecting: </text:p>
      <text:p text:style-name="Standard"><text:s text:c="4"/>'ABCDEFGHIJKLMNOPQRSTUVWXYZabcdefghijklmnopqrstuvwxyz' </text:p>
      <text:p text:style-name="Standard">ok </text:p>
      <text:p text:style-name="Standard">Trying: </text:p>
      <text:p text:style-name="Standard"><text:s text:c="4"/>str2int('-1000092') </text:p>
      <text:p text:style-name="Standard">Expecting: </text:p>
      <text:p text:style-name="Standard"><text:s text:c="4"/>-1000092 </text:p>
      <text:p text:style-name="Standard">ok </text:p>
      <text:p text:style-name="Standard">Trying: </text:p>
      <text:p text:style-name="Standard"><text:s text:c="4"/>str2int('-100') </text:p>
      <text:p text:style-name="Standard">Expecting: </text:p>
      <text:p text:style-name="Standard"><text:s text:c="4"/>-100 </text:p>
      <text:p text:style-name="Standard">ok </text:p>
      <text:p text:style-name="Standard">Trying: </text:p>
      <text:p text:style-name="Standard"><text:s text:c="4"/>str2int('10') </text:p>
      <text:p text:style-name="Standard">Expecting: </text:p>
      <text:p text:style-name="Standard"><text:s text:c="4"/>10 </text:p>
      <text:p text:style-name="Standard">ok </text:p>
      <text:p text:style-name="Standard">Trying: </text:p>
      <text:p text:style-name="Standard"><text:s text:c="4"/>str2int('47') </text:p>
      <text:p text:style-name="Standard">Expecting: </text:p>
      <text:p text:style-name="Standard"><text:s text:c="4"/>47 </text:p>
      <text:p text:style-name="Standard">ok </text:p>
      <text:p text:style-name="Standard">Trying: </text:p>
      <text:p text:style-name="Standard"><text:s text:c="4"/>str2int('7564') </text:p>
      <text:p text:style-name="Standard">Expecting: </text:p>
      <text:p text:style-name="Standard"><text:s text:c="4"/>7564 </text:p>
      <text:p text:style-name="Standard">ok </text:p>
      <text:p text:style-name="Standard">Trying: </text:p>
      <text:p text:style-name="Standard"><text:s text:c="4"/>str2int('0') </text:p>
      <text:p text:style-name="Standard">Expecting: </text:p>
      <text:p text:style-name="Standard"><text:s text:c="4"/>0 </text:p>
      <text:p text:style-name="Standard">ok </text:p>
      <text:p text:style-name="Standard">Trying: </text:p>
      <text:p text:style-name="Standard"><text:s text:c="4"/>str2int('-1') </text:p>
      <text:p text:style-name="Standard">Expecting: </text:p>
      <text:p text:style-name="Standard"><text:s text:c="4"/>-1 </text:p>
      <text:p text:style-name="Standard">ok </text:p>
      <text:p text:style-name="Standard">Trying: </text:p>
      <text:p text:style-name="Standard"><text:s text:c="4"/>string2list ('hello') </text:p>
      <text:p text:style-name="Standard">Expecting: </text:p>
      <text:p text:style-name="Standard"><text:s text:c="4"/>['h', 'e', 'l', 'l', 'o'] </text:p>
      <text:p text:style-name="Standard">ok </text:p>
      <text:p text:style-name="Standard">Trying: </text:p>
      <text:p text:style-name="Standard"><text:s text:c="4"/>string2list ('bye') </text:p>
      <text:p text:style-name="Standard">Expecting: </text:p>
      <text:p text:style-name="Standard"><text:s text:c="4"/>['b', 'y', 'e'] </text:p>
      <text:p text:style-name="Standard">ok </text:p>
      <text:p text:style-name="Standard">Trying: </text:p>
      <text:p text:style-name="Standard"><text:s text:c="4"/>string2list ('puppy') </text:p>
      <text:p text:style-name="Standard">Expecting: </text:p>
      <text:p text:style-name="Standard"><text:s text:c="4"/>['p', 'u', 'p', 'p', 'y'] </text:p>
      <text:p text:style-name="Standard"><text:soft-page-break/>ok </text:p>
      <text:p text:style-name="Standard">Trying: </text:p>
      <text:p text:style-name="Standard"><text:s text:c="4"/>string2list ('string') </text:p>
      <text:p text:style-name="Standard">Expecting: </text:p>
      <text:p text:style-name="Standard"><text:s text:c="4"/>['s', 't', 'r', 'i', 'n', 'g'] </text:p>
      <text:p text:style-name="Standard">ok </text:p>
      <text:p text:style-name="Standard">Trying: </text:p>
      <text:p text:style-name="Standard"><text:s text:c="4"/>string2list ('') </text:p>
      <text:p text:style-name="Standard">Expecting: </text:p>
      <text:p text:style-name="Standard"><text:s text:c="4"/>[] </text:p>
      <text:p text:style-name="Standard">ok </text:p>
      <text:p text:style-name="Standard">Trying: </text:p>
      <text:p text:style-name="Standard"><text:s text:c="4"/>substring('cat', 0, 3) </text:p>
      <text:p text:style-name="Standard">Expecting: </text:p>
      <text:p text:style-name="Standard"><text:s text:c="4"/>'cat' </text:p>
      <text:p text:style-name="Standard">ok </text:p>
      <text:p text:style-name="Standard">Trying: </text:p>
      <text:p text:style-name="Standard"><text:s text:c="4"/>substring('hello', 0, 2) </text:p>
      <text:p text:style-name="Standard">Expecting: </text:p>
      <text:p text:style-name="Standard"><text:s text:c="4"/>'he' </text:p>
      <text:p text:style-name="Standard">ok </text:p>
      <text:p text:style-name="Standard">Trying: </text:p>
      <text:p text:style-name="Standard"><text:s text:c="4"/>substring('mississippi', 3, 8) </text:p>
      <text:p text:style-name="Standard">Expecting: </text:p>
      <text:p text:style-name="Standard"><text:s text:c="4"/>'sissi' </text:p>
      <text:p text:style-name="Standard">ok </text:p>
      <text:p text:style-name="Standard">Trying: </text:p>
      <text:p text:style-name="Standard"><text:s text:c="4"/>substring('puppy', 1, 5) </text:p>
      <text:p text:style-name="Standard">Expecting: </text:p>
      <text:p text:style-name="Standard"><text:s text:c="4"/>'uppy' </text:p>
      <text:p text:style-name="Standard">ok </text:p>
      <text:p text:style-name="Standard">Trying: </text:p>
      <text:p text:style-name="Standard"><text:s text:c="4"/>substring('jack and jill', 0, -1) </text:p>
      <text:p text:style-name="Standard">Expecting: </text:p>
      <text:p text:style-name="Standard"><text:s text:c="4"/>'' </text:p>
      <text:p text:style-name="Standard">ok </text:p>
      <text:p text:style-name="Standard">Trying: </text:p>
      <text:p text:style-name="Standard"><text:s text:c="4"/>substring('shoes', -1, 0) </text:p>
      <text:p text:style-name="Standard">Expecting: </text:p>
      <text:p text:style-name="Standard"><text:s text:c="4"/>'' </text:p>
      <text:p text:style-name="Standard">ok </text:p>
      <text:p text:style-name="Standard">1 items had no tests: </text:p>
      <text:p text:style-name="Standard"><text:s text:c="4"/>__main__ </text:p>
      <text:p text:style-name="Standard">13 items passed all tests: </text:p>
      <text:p text:style-name="Standard"><text:s text:c="3"/>6 tests in __main__.insert </text:p>
      <text:p text:style-name="Standard"><text:s text:c="3"/>7 tests in __main__.int2str </text:p>
      <text:p text:style-name="Standard"><text:s text:c="3"/>5 tests in __main__.lastOccur </text:p>
      <text:p text:style-name="Standard"><text:s text:c="3"/>5 tests in __main__.lastOccurMostFreqChar </text:p>
      <text:p text:style-name="Standard"><text:s text:c="3"/>5 tests in __main__.list2string </text:p>
      <text:p text:style-name="Standard"><text:s text:c="3"/>5 tests in __main__.numOccur </text:p>
      <text:p text:style-name="Standard"><text:s text:c="3"/>6 tests in __main__.repeatStr </text:p>
      <text:p text:style-name="Standard"><text:s text:c="3"/>7 tests in __main__.replace </text:p>
      <text:p text:style-name="Standard"><text:soft-page-break/><text:s text:c="2"/>13 tests in __main__.sortStr </text:p>
      <text:p text:style-name="Standard"><text:s text:c="2"/>13 tests in __main__.sortStr2 </text:p>
      <text:p text:style-name="Standard"><text:s text:c="3"/>7 tests in __main__.str2int </text:p>
      <text:p text:style-name="Standard"><text:s text:c="3"/>5 tests in __main__.string2list </text:p>
      <text:p text:style-name="Standard"><text:s text:c="3"/>6 tests in __main__.substring </text:p>
      <text:p text:style-name="Standard">90 tests in 14 items. </text:p>
      <text:p text:style-name="Standard">90 passed and 0 failed. </text:p>
      <text:p text:style-name="Standard">Test pass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yla Shaver</meta:initial-creator>
    <meta:creation-date>2013-04-15T17:19:12</meta:creation-date>
    <dc:date>2013-04-15T17:24:51</dc:date>
    <dc:creator>Cayla Shaver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0" meta:paragraph-count="473" meta:word-count="645" meta:character-count="6595" meta:non-whitespace-character-count="5192"/>
  </office:meta>
</office:document-meta>
</file>